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1">
      <style:text-properties officeooo:rsid="00155beb" officeooo:paragraph-rsid="00155beb"/>
    </style:style>
    <style:style style:name="P2" style:family="paragraph" style:parent-style-name="Text_20_body">
      <style:text-properties officeooo:rsid="001079ba" officeooo:paragraph-rsid="001079ba"/>
    </style:style>
    <style:style style:name="P3" style:family="paragraph" style:parent-style-name="Text_20_body">
      <style:text-properties fo:font-style="normal" officeooo:rsid="001079ba" officeooo:paragraph-rsid="001079ba" style:font-style-asian="normal" style:font-style-complex="normal"/>
    </style:style>
    <style:style style:name="P4" style:family="paragraph" style:parent-style-name="Text_20_body">
      <style:text-properties officeooo:rsid="00121cd6" officeooo:paragraph-rsid="00121cd6"/>
    </style:style>
    <style:style style:name="P5" style:family="paragraph" style:parent-style-name="Text_20_body">
      <style:text-properties officeooo:rsid="00130a48" officeooo:paragraph-rsid="00130a48"/>
    </style:style>
    <style:style style:name="P6" style:family="paragraph" style:parent-style-name="Text_20_body">
      <style:text-properties officeooo:rsid="00155beb" officeooo:paragraph-rsid="00155beb"/>
    </style:style>
    <style:style style:name="P7" style:family="paragraph" style:parent-style-name="Title">
      <style:text-properties officeooo:rsid="001079ba" officeooo:paragraph-rsid="001079ba"/>
    </style:style>
    <style:style style:name="P8" style:family="paragraph" style:parent-style-name="Title">
      <style:text-properties officeooo:rsid="00121cd6" officeooo:paragraph-rsid="00121c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1403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Xpath</text:p>
      <text:p text:style-name="P2">//sp[@who="#alceste"][2] <text:s text:c="2"/>← permet de trouver la deuxième prise de parole d’alceste, grâce à deux prédicats (l’attribut who, et la position).</text:p>
      <text:p text:style-name="P2"/>
      <text:p text:style-name="P2"><text:span text:style-name="T1">Entre crochets, on met un prédicat</text:span>, c’est à dire une donnée pour préciser une balise grâce à son attribut. On peut également rechercher d’autres choses avec le prédicat, tel que la position, <text:span text:style-name="T3">ici la deuxième position.</text:span></text:p>
      <text:p text:style-name="P3"><text:span text:style-name="T2">On peut commencer en écrivant « tei/…/sp[etc] » ou bien écrire directement « //sp[etc] »</text:span></text:p>
      <text:p text:style-name="P8">Éditions électroniques/numériques</text:p>
      <text:p text:style-name="P4">éditions génétiques = retrouver une œuvre grâce à son brouillon, qui l’éclaire et fait ressortir des particularités</text:p>
      <text:p text:style-name="P4">éditions paléographiques = édition qui s’intéresse aux lettres et à l’objet. C’est par exemple des éditions sur Theleme où le texte est mis sur la numérisation.</text:p>
      <text:p text:style-name="P5">Éditions critique, avec apparat, mais aussi gros enjeu et recherche sur la généalogie d’un texte, pour recréer le stemma librorum.</text:p>
      <text:p text:style-name="P5"/>
      <text:p text:style-name="P5">OCR = reconnaissance des caractères pour les livres imprimés, <text:span text:style-name="T4">grâce à une reconnaissance spatiale. Il reconnaît directement les caractères.</text:span></text:p>
      <text:p text:style-name="P5">HTR = OCR pour les manuscrits. <text:span text:style-name="T4">Vectoriel, donc reconnaît des dessins, assimilés à des lettres.</text:span></text:p>
      <text:h text:style-name="P1" text:outline-level="1">Les caractères anciens : MUFI (The Medieval Unicode Font Initiative)</text:h>
      <text:p text:style-name="P6">Ce sont des caractères créés pour faire des fonts médiévales. JUNICOD est la plus passe-part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00:40.536841593</meta:creation-date>
    <meta:generator>LibreOffice/6.0.7.3$Linux_X86_64 LibreOffice_project/00m0$Build-3</meta:generator>
    <dc:date>2019-11-20T14:50:23.743380400</dc:date>
    <meta:editing-duration>PT11M13S</meta:editing-duration>
    <meta:editing-cycles>4</meta:editing-cycles>
    <meta:document-statistic meta:table-count="0" meta:image-count="0" meta:object-count="0" meta:page-count="1" meta:paragraph-count="12" meta:word-count="196" meta:character-count="1286" meta:non-whitespace-character-count="1100"/>
  </office:meta>
</office:document-meta>
</file>